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rsid="000dfe11" officeooo:paragraph-rsid="000dfe11"/>
    </style:style>
    <style:style style:name="P2" style:family="paragraph" style:parent-style-name="Preformatted_20_Text">
      <style:text-properties officeooo:rsid="000f839e" officeooo:paragraph-rsid="000f839e"/>
    </style:style>
    <style:style style:name="P3" style:family="paragraph" style:parent-style-name="Preformatted_20_Text">
      <style:text-properties officeooo:rsid="0011e9f9" officeooo:paragraph-rsid="0011e9f9"/>
    </style:style>
    <style:style style:name="P4" style:family="paragraph" style:parent-style-name="Preformatted_20_Text">
      <style:text-properties fo:color="#2a6099" officeooo:rsid="0011e9f9" officeooo:paragraph-rsid="0011e9f9"/>
    </style:style>
    <style:style style:name="P5" style:family="paragraph" style:parent-style-name="Preformatted_20_Text">
      <style:text-properties fo:color="#2a6099" officeooo:rsid="001291c0" officeooo:paragraph-rsid="001291c0"/>
    </style:style>
    <style:style style:name="P6" style:family="paragraph" style:parent-style-name="Preformatted_20_Text">
      <style:text-properties fo:color="#2a6099" officeooo:rsid="00130491" officeooo:paragraph-rsid="00130491"/>
    </style:style>
    <style:style style:name="P7" style:family="paragraph" style:parent-style-name="Preformatted_20_Text">
      <style:text-properties officeooo:rsid="00160413" officeooo:paragraph-rsid="00160413"/>
    </style:style>
    <style:style style:name="P8" style:family="paragraph" style:parent-style-name="Preformatted_20_Text">
      <style:text-properties officeooo:rsid="00177f77" officeooo:paragraph-rsid="00177f77"/>
    </style:style>
    <style:style style:name="P9" style:family="paragraph" style:parent-style-name="Preformatted_20_Text">
      <style:text-properties officeooo:rsid="0019225e" officeooo:paragraph-rsid="0019225e"/>
    </style:style>
    <style:style style:name="P10" style:family="paragraph" style:parent-style-name="Preformatted_20_Text">
      <style:text-properties officeooo:rsid="001c8fc3" officeooo:paragraph-rsid="001c8fc3"/>
    </style:style>
    <style:style style:name="P11" style:family="paragraph" style:parent-style-name="Preformatted_20_Text">
      <style:text-properties officeooo:rsid="001e6646" officeooo:paragraph-rsid="001c8fc3"/>
    </style:style>
    <style:style style:name="P12" style:family="paragraph" style:parent-style-name="Preformatted_20_Text">
      <style:text-properties officeooo:rsid="001e6646" officeooo:paragraph-rsid="001e6646"/>
    </style:style>
    <style:style style:name="P13" style:family="paragraph" style:parent-style-name="Preformatted_20_Text">
      <style:text-properties officeooo:rsid="0023c5af" officeooo:paragraph-rsid="0023c5af"/>
    </style:style>
    <style:style style:name="P14" style:family="paragraph" style:parent-style-name="Preformatted_20_Text">
      <style:text-properties officeooo:rsid="00251207" officeooo:paragraph-rsid="00251207"/>
    </style:style>
    <style:style style:name="P15" style:family="paragraph" style:parent-style-name="Preformatted_20_Text">
      <style:text-properties officeooo:rsid="0026a406" officeooo:paragraph-rsid="0026a406"/>
    </style:style>
    <style:style style:name="P16" style:family="paragraph" style:parent-style-name="Preformatted_20_Text">
      <style:text-properties style:text-underline-style="solid" style:text-underline-width="auto" style:text-underline-color="font-color" officeooo:rsid="0026a406" officeooo:paragraph-rsid="0026a406"/>
    </style:style>
    <style:style style:name="P17" style:family="paragraph" style:parent-style-name="Preformatted_20_Text">
      <style:text-properties style:text-underline-style="solid" style:text-underline-width="auto" style:text-underline-color="font-color" officeooo:rsid="0026a406" officeooo:paragraph-rsid="0026a406" fo:background-color="#729fcf"/>
    </style:style>
    <style:style style:name="P18" style:family="paragraph" style:parent-style-name="Preformatted_20_Text">
      <style:text-properties style:text-underline-style="solid" style:text-underline-width="auto" style:text-underline-color="font-color" officeooo:rsid="0028e326" officeooo:paragraph-rsid="0028e326" fo:background-color="#729fcf"/>
    </style:style>
    <style:style style:name="P19" style:family="paragraph" style:parent-style-name="Preformatted_20_Text">
      <style:text-properties style:text-underline-style="solid" style:text-underline-width="auto" style:text-underline-color="font-color" officeooo:rsid="00295a74" officeooo:paragraph-rsid="00295a74"/>
    </style:style>
    <style:style style:name="P20" style:family="paragraph" style:parent-style-name="Preformatted_20_Text">
      <style:text-properties style:text-underline-style="none" officeooo:rsid="0026a406" officeooo:paragraph-rsid="0026a406"/>
    </style:style>
    <style:style style:name="P21" style:family="paragraph" style:parent-style-name="Preformatted_20_Text">
      <style:text-properties style:text-underline-style="none" officeooo:rsid="0028e326" officeooo:paragraph-rsid="0028e326"/>
    </style:style>
    <style:style style:name="P22" style:family="paragraph" style:parent-style-name="Preformatted_20_Text">
      <style:text-properties style:text-underline-style="none" officeooo:rsid="002bb66e" officeooo:paragraph-rsid="002bb66e"/>
    </style:style>
    <style:style style:name="P23" style:family="paragraph" style:parent-style-name="Preformatted_20_Text">
      <style:text-properties style:text-underline-style="none" officeooo:rsid="002d694d" officeooo:paragraph-rsid="002d694d"/>
    </style:style>
    <style:style style:name="P24" style:family="paragraph" style:parent-style-name="Preformatted_20_Text">
      <style:text-properties style:text-underline-style="none" officeooo:rsid="002f21a5" officeooo:paragraph-rsid="002f21a5"/>
    </style:style>
    <style:style style:name="P25" style:family="paragraph" style:parent-style-name="Preformatted_20_Text">
      <style:text-properties style:text-underline-style="none" officeooo:rsid="002fa040" officeooo:paragraph-rsid="002fa040"/>
    </style:style>
    <style:style style:name="P26" style:family="paragraph" style:parent-style-name="Preformatted_20_Text">
      <style:text-properties style:text-underline-style="none" officeooo:rsid="002fa040" officeooo:paragraph-rsid="002f21a5"/>
    </style:style>
    <style:style style:name="P27" style:family="paragraph" style:parent-style-name="Preformatted_20_Text">
      <style:text-properties style:text-underline-style="none" officeooo:rsid="003054bb" officeooo:paragraph-rsid="003054bb"/>
    </style:style>
    <style:style style:name="P28" style:family="paragraph" style:parent-style-name="Preformatted_20_Text">
      <style:text-properties style:text-underline-style="none" officeooo:rsid="002d694d" officeooo:paragraph-rsid="002d694d" fo:background-color="#ffb66c"/>
    </style:style>
    <style:style style:name="P29" style:family="paragraph" style:parent-style-name="Preformatted_20_Text">
      <style:text-properties style:text-underline-style="none" officeooo:rsid="0044555c" officeooo:paragraph-rsid="0044555c" fo:background-color="#ffb66c"/>
    </style:style>
    <style:style style:name="P30" style:family="paragraph" style:parent-style-name="Preformatted_20_Text">
      <style:text-properties style:text-underline-style="none" officeooo:rsid="0048262e" officeooo:paragraph-rsid="0048262e" fo:background-color="#ffb66c"/>
    </style:style>
    <style:style style:name="P31" style:family="paragraph" style:parent-style-name="Preformatted_20_Text">
      <style:text-properties style:text-underline-style="none" officeooo:rsid="0030fefe" officeooo:paragraph-rsid="0030fefe"/>
    </style:style>
    <style:style style:name="P32" style:family="paragraph" style:parent-style-name="Preformatted_20_Text">
      <style:text-properties style:text-underline-style="none" officeooo:rsid="002be308" officeooo:paragraph-rsid="002be308"/>
    </style:style>
    <style:style style:name="P33" style:family="paragraph" style:parent-style-name="Preformatted_20_Text">
      <style:text-properties style:text-underline-style="none" officeooo:rsid="00341292" officeooo:paragraph-rsid="00341292"/>
    </style:style>
    <style:style style:name="P34" style:family="paragraph" style:parent-style-name="Preformatted_20_Text">
      <style:text-properties style:text-underline-style="none" officeooo:rsid="003556d1" officeooo:paragraph-rsid="003556d1"/>
    </style:style>
    <style:style style:name="P35" style:family="paragraph" style:parent-style-name="Preformatted_20_Text">
      <style:text-properties style:text-underline-style="none" officeooo:rsid="0039570e" officeooo:paragraph-rsid="0039570e"/>
    </style:style>
    <style:style style:name="P36" style:family="paragraph" style:parent-style-name="Preformatted_20_Text">
      <style:text-properties style:text-underline-style="none" officeooo:rsid="003a36bb" officeooo:paragraph-rsid="003a36bb"/>
    </style:style>
    <style:style style:name="P37" style:family="paragraph" style:parent-style-name="Preformatted_20_Text">
      <style:text-properties style:text-underline-style="none" officeooo:rsid="003d846d" officeooo:paragraph-rsid="003d846d"/>
    </style:style>
    <style:style style:name="P38" style:family="paragraph" style:parent-style-name="Preformatted_20_Text">
      <style:text-properties style:text-underline-style="none" officeooo:rsid="003dec61" officeooo:paragraph-rsid="003dec61"/>
    </style:style>
    <style:style style:name="P39" style:family="paragraph" style:parent-style-name="Preformatted_20_Text">
      <style:text-properties style:text-underline-style="none" officeooo:rsid="003e3156" officeooo:paragraph-rsid="003e3156"/>
    </style:style>
    <style:style style:name="P40" style:family="paragraph" style:parent-style-name="Preformatted_20_Text">
      <style:text-properties style:text-underline-style="none" officeooo:rsid="004167e2" officeooo:paragraph-rsid="004167e2"/>
    </style:style>
    <style:style style:name="P41" style:family="paragraph" style:parent-style-name="Preformatted_20_Text">
      <style:text-properties style:text-underline-style="none" officeooo:rsid="004167e2" officeooo:paragraph-rsid="004167e2" fo:background-color="#bf819e"/>
    </style:style>
    <style:style style:name="P42" style:family="paragraph" style:parent-style-name="Preformatted_20_Text">
      <style:text-properties style:text-underline-style="none" officeooo:rsid="0044555c" officeooo:paragraph-rsid="0044555c" fo:background-color="transparent"/>
    </style:style>
    <style:style style:name="P43" style:family="paragraph" style:parent-style-name="Preformatted_20_Text">
      <style:text-properties style:text-underline-style="none" officeooo:rsid="0048262e" officeooo:paragraph-rsid="0048262e" fo:background-color="transparent"/>
    </style:style>
    <style:style style:name="P44" style:family="paragraph" style:parent-style-name="Preformatted_20_Text">
      <style:text-properties style:text-underline-style="none" officeooo:rsid="0048262e" officeooo:paragraph-rsid="00489d59" fo:background-color="transparent"/>
    </style:style>
    <style:style style:name="P45" style:family="paragraph" style:parent-style-name="Preformatted_20_Text">
      <style:text-properties style:text-underline-style="none" officeooo:rsid="004cad01" officeooo:paragraph-rsid="004cad01" fo:background-color="transparent"/>
    </style:style>
    <style:style style:name="P46" style:family="paragraph" style:parent-style-name="Preformatted_20_Text">
      <style:text-properties style:text-underline-style="none" officeooo:rsid="004e94a9" officeooo:paragraph-rsid="004e94a9" fo:background-color="transparent"/>
    </style:style>
    <style:style style:name="P47" style:family="paragraph" style:parent-style-name="Preformatted_20_Text">
      <style:text-properties style:text-underline-style="none" officeooo:rsid="004e98b5" officeooo:paragraph-rsid="004e98b5" fo:background-color="transparent"/>
    </style:style>
    <style:style style:name="P48" style:family="paragraph" style:parent-style-name="Preformatted_20_Text">
      <style:text-properties style:text-underline-style="none" officeooo:rsid="004e98b5" officeooo:paragraph-rsid="0050d673" fo:background-color="transparent"/>
    </style:style>
    <style:style style:name="P49" style:family="paragraph" style:parent-style-name="Preformatted_20_Text">
      <style:text-properties style:text-underline-style="none" officeooo:rsid="004fa563" officeooo:paragraph-rsid="0050d673" fo:background-color="transparent"/>
    </style:style>
    <style:style style:name="P50" style:family="paragraph" style:parent-style-name="Preformatted_20_Text">
      <style:text-properties style:text-underline-style="none" officeooo:rsid="00582312" officeooo:paragraph-rsid="00582312" fo:background-color="transparent"/>
    </style:style>
    <style:style style:name="P51" style:family="paragraph" style:parent-style-name="Preformatted_20_Text">
      <style:text-properties style:text-underline-style="none" officeooo:rsid="00582312" officeooo:paragraph-rsid="0059710d" fo:background-color="transparent"/>
    </style:style>
    <style:style style:name="P52" style:family="paragraph" style:parent-style-name="Preformatted_20_Text">
      <style:text-properties style:text-underline-style="none" officeooo:rsid="00582312" officeooo:paragraph-rsid="005ad7d7" fo:background-color="transparent"/>
    </style:style>
    <style:style style:name="P53" style:family="paragraph" style:parent-style-name="Preformatted_20_Text">
      <style:text-properties style:text-underline-style="none" officeooo:rsid="00582312" officeooo:paragraph-rsid="005c5f41" fo:background-color="transparent"/>
    </style:style>
    <style:style style:name="P54" style:family="paragraph" style:parent-style-name="Preformatted_20_Text">
      <style:text-properties style:text-underline-style="none" officeooo:rsid="005ad7d7" officeooo:paragraph-rsid="005ad7d7" fo:background-color="transparent"/>
    </style:style>
    <style:style style:name="P55" style:family="paragraph" style:parent-style-name="Preformatted_20_Text">
      <style:text-properties style:text-underline-style="none" officeooo:rsid="0061087a" officeooo:paragraph-rsid="0061087a" fo:background-color="transparent"/>
    </style:style>
    <style:style style:name="P56" style:family="paragraph" style:parent-style-name="Preformatted_20_Text">
      <style:text-properties style:text-underline-style="none" officeooo:rsid="0062a898" officeooo:paragraph-rsid="0062a898" fo:background-color="transparent"/>
    </style:style>
    <style:style style:name="P57" style:family="paragraph" style:parent-style-name="Preformatted_20_Text">
      <style:text-properties style:text-underline-style="none" officeooo:rsid="0063364a" officeooo:paragraph-rsid="0063364a" fo:background-color="transparent"/>
    </style:style>
    <style:style style:name="P58" style:family="paragraph" style:parent-style-name="Preformatted_20_Text">
      <style:text-properties style:text-underline-style="none" officeooo:rsid="004cad01" officeooo:paragraph-rsid="004cad01" fo:background-color="#729fcf"/>
    </style:style>
    <style:style style:name="P59" style:family="paragraph" style:parent-style-name="Preformatted_20_Text">
      <style:text-properties style:text-underline-style="none" officeooo:rsid="00582312" officeooo:paragraph-rsid="00582312" fo:background-color="#729fcf"/>
    </style:style>
    <style:style style:name="P60" style:family="paragraph" style:parent-style-name="Preformatted_20_Text">
      <style:text-properties officeooo:rsid="0028e326" officeooo:paragraph-rsid="0028e326"/>
    </style:style>
    <style:style style:name="P61" style:family="paragraph" style:parent-style-name="Preformatted_20_Text">
      <style:paragraph-properties fo:text-align="center" style:justify-single-word="false"/>
      <style:text-properties fo:font-size="20pt" officeooo:rsid="000dfe11" officeooo:paragraph-rsid="000dfe11" style:font-size-asian="20pt" style:font-size-complex="20pt"/>
    </style:style>
    <style:style style:name="P62" style:family="paragraph" style:parent-style-name="Preformatted_20_Text">
      <style:text-properties officeooo:rsid="0011e9f9" officeooo:paragraph-rsid="0011e9f9" fo:background-color="#ffff38"/>
    </style:style>
    <style:style style:name="P63" style:family="paragraph" style:parent-style-name="Preformatted_20_Text">
      <style:text-properties officeooo:rsid="0023c5af" officeooo:paragraph-rsid="0023c5af" fo:background-color="#ff972f"/>
    </style:style>
    <style:style style:name="P64" style:family="paragraph" style:parent-style-name="Preformatted_20_Text">
      <style:text-properties officeooo:rsid="0028e326" officeooo:paragraph-rsid="0028e326" fo:background-color="#ffb66c"/>
    </style:style>
    <style:style style:name="P65" style:family="paragraph" style:parent-style-name="Preformatted_20_Text">
      <style:text-properties officeooo:rsid="002b6020" officeooo:paragraph-rsid="002b6020"/>
    </style:style>
    <style:style style:name="P66" style:family="paragraph" style:parent-style-name="Preformatted_20_Text">
      <style:text-properties officeooo:rsid="00429df6" officeooo:paragraph-rsid="00429df6"/>
    </style:style>
    <style:style style:name="P67" style:family="paragraph" style:parent-style-name="Preformatted_20_Text">
      <style:text-properties style:text-underline-style="none" officeooo:rsid="0030fefe" officeooo:paragraph-rsid="0030fefe"/>
    </style:style>
    <style:style style:name="P68" style:family="paragraph" style:parent-style-name="Preformatted_20_Text">
      <style:text-properties style:text-underline-style="none" officeooo:rsid="0063364a" officeooo:paragraph-rsid="0063364a" fo:background-color="transparent"/>
    </style:style>
    <style:style style:name="P69" style:family="paragraph" style:parent-style-name="Preformatted_20_Text">
      <style:text-properties style:text-underline-style="none" officeooo:rsid="006f1ca4" officeooo:paragraph-rsid="006f1ca4" fo:background-color="transparent"/>
    </style:style>
    <style:style style:name="T1" style:family="text">
      <style:text-properties officeooo:rsid="0010bb97"/>
    </style:style>
    <style:style style:name="T2" style:family="text">
      <style:text-properties officeooo:rsid="0011e9f9"/>
    </style:style>
    <style:style style:name="T3" style:family="text">
      <style:text-properties officeooo:rsid="001291c0"/>
    </style:style>
    <style:style style:name="T4" style:family="text">
      <style:text-properties officeooo:rsid="00132c47"/>
    </style:style>
    <style:style style:name="T5" style:family="text">
      <style:text-properties officeooo:rsid="001447b4"/>
    </style:style>
    <style:style style:name="T6" style:family="text">
      <style:text-properties officeooo:rsid="00166c40"/>
    </style:style>
    <style:style style:name="T7" style:family="text">
      <style:text-properties officeooo:rsid="001a316a"/>
    </style:style>
    <style:style style:name="T8" style:family="text">
      <style:text-properties officeooo:rsid="001ac429"/>
    </style:style>
    <style:style style:name="T9" style:family="text">
      <style:text-properties officeooo:rsid="001e6646"/>
    </style:style>
    <style:style style:name="T10" style:family="text">
      <style:text-properties officeooo:rsid="0020545f"/>
    </style:style>
    <style:style style:name="T11" style:family="text">
      <style:text-properties officeooo:rsid="0022095b"/>
    </style:style>
    <style:style style:name="T12" style:family="text">
      <style:text-properties officeooo:rsid="00263c11"/>
    </style:style>
    <style:style style:name="T13" style:family="text">
      <style:text-properties style:text-underline-style="none"/>
    </style:style>
    <style:style style:name="T14" style:family="text">
      <style:text-properties style:text-underline-style="none" officeooo:rsid="00276341"/>
    </style:style>
    <style:style style:name="T15" style:family="text">
      <style:text-properties style:text-underline-style="none" officeooo:rsid="00287baa"/>
    </style:style>
    <style:style style:name="T16" style:family="text">
      <style:text-properties officeooo:rsid="002bb66e"/>
    </style:style>
    <style:style style:name="T17" style:family="text">
      <style:text-properties officeooo:rsid="002fa040"/>
    </style:style>
    <style:style style:name="T18" style:family="text">
      <style:text-properties officeooo:rsid="003556d1"/>
    </style:style>
    <style:style style:name="T19" style:family="text">
      <style:text-properties officeooo:rsid="00396fb3"/>
    </style:style>
    <style:style style:name="T20" style:family="text">
      <style:text-properties fo:background-color="#ffff00" loext:char-shading-value="0"/>
    </style:style>
    <style:style style:name="T21" style:family="text">
      <style:text-properties officeooo:rsid="003bc007"/>
    </style:style>
    <style:style style:name="T22" style:family="text">
      <style:text-properties fo:font-style="italic" officeooo:rsid="003bc007" style:font-style-asian="italic" style:font-style-complex="italic"/>
    </style:style>
    <style:style style:name="T23" style:family="text">
      <style:text-properties fo:color="#2a6099" fo:font-weight="bold" style:font-weight-asian="bold" style:font-weight-complex="bold"/>
    </style:style>
    <style:style style:name="T24" style:family="text">
      <style:text-properties fo:color="#2a6099" style:font-name="Liberation Mono" fo:font-size="10pt" fo:font-weight="bold" style:font-name-asian="NSimSun1" style:font-size-asian="10pt" style:font-weight-asian="bold" style:font-name-complex="Liberation Mono" style:font-size-complex="10pt" style:font-weight-complex="bold"/>
    </style:style>
    <style:style style:name="T25" style:family="text">
      <style:text-properties fo:color="#2a6099" style:font-name="Liberation Mono" fo:font-size="10pt" fo:font-weight="bold" officeooo:rsid="002fa040" style:font-name-asian="NSimSun1" style:font-size-asian="10pt" style:font-weight-asian="bold" style:font-name-complex="Liberation Mono" style:font-size-complex="10pt" style:font-weight-complex="bold"/>
    </style:style>
    <style:style style:name="T26" style:family="text">
      <style:text-properties fo:background-color="#afd095" loext:char-shading-value="0"/>
    </style:style>
    <style:style style:name="T27" style:family="text">
      <style:text-properties officeooo:rsid="0044431e"/>
    </style:style>
    <style:style style:name="T28" style:family="text">
      <style:text-properties officeooo:rsid="00459ced"/>
    </style:style>
    <style:style style:name="T29" style:family="text">
      <style:text-properties officeooo:rsid="0048262e"/>
    </style:style>
    <style:style style:name="T30" style:family="text">
      <style:text-properties officeooo:rsid="00489d59"/>
    </style:style>
    <style:style style:name="T31" style:family="text">
      <style:text-properties officeooo:rsid="004aac48"/>
    </style:style>
    <style:style style:name="T32" style:family="text">
      <style:text-properties officeooo:rsid="004be421"/>
    </style:style>
    <style:style style:name="T33" style:family="text">
      <style:text-properties officeooo:rsid="004e98b5"/>
    </style:style>
    <style:style style:name="T34" style:family="text">
      <style:text-properties officeooo:rsid="004fa563"/>
    </style:style>
    <style:style style:name="T35" style:family="text">
      <style:text-properties officeooo:rsid="005114ac"/>
    </style:style>
    <style:style style:name="T36" style:family="text">
      <style:text-properties officeooo:rsid="00550148"/>
    </style:style>
    <style:style style:name="T37" style:family="text">
      <style:text-properties officeooo:rsid="005637a3"/>
    </style:style>
    <style:style style:name="T38" style:family="text">
      <style:text-properties officeooo:rsid="00582312"/>
    </style:style>
    <style:style style:name="T39" style:family="text">
      <style:text-properties officeooo:rsid="0059710d"/>
    </style:style>
    <style:style style:name="T40" style:family="text">
      <style:text-properties fo:background-color="#ff3838" loext:char-shading-value="0"/>
    </style:style>
    <style:style style:name="T41" style:family="text">
      <style:text-properties officeooo:rsid="0059710d" fo:background-color="#ff3838" loext:char-shading-value="0"/>
    </style:style>
    <style:style style:name="T42" style:family="text">
      <style:text-properties officeooo:rsid="005ad7d7"/>
    </style:style>
    <style:style style:name="T43" style:family="text">
      <style:text-properties officeooo:rsid="005c5f41"/>
    </style:style>
    <style:style style:name="T44" style:family="text">
      <style:text-properties officeooo:rsid="005c5f41" fo:background-color="#77bc65" loext:char-shading-value="0"/>
    </style:style>
    <style:style style:name="T45" style:family="text">
      <style:text-properties officeooo:rsid="005ad7d7" fo:background-color="#77bc65" loext:char-shading-value="0"/>
    </style:style>
    <style:style style:name="T46" style:family="text">
      <style:text-properties officeooo:rsid="0062a898"/>
    </style:style>
    <style:style style:name="T47" style:family="text">
      <style:text-properties officeooo:rsid="0062ee3b"/>
    </style:style>
    <style:style style:name="T48" style:family="text">
      <style:text-properties officeooo:rsid="0064e052"/>
    </style:style>
    <style:style style:name="T49" style:family="text">
      <style:text-properties officeooo:rsid="0069490b"/>
    </style:style>
    <style:style style:name="T50" style:family="text">
      <style:text-properties officeooo:rsid="006b4486"/>
    </style:style>
    <style:style style:name="T51" style:family="text">
      <style:text-properties officeooo:rsid="006c9d2b"/>
    </style:style>
    <style:style style:name="T52" style:family="text">
      <style:text-properties officeooo:rsid="006dff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PL/SQL </text:p>
      <text:p text:style-name="P1"/>
      <text:p text:style-name="P1">Es un lenguaje orientado a bases de datos. <text:span text:style-name="T10">N</text:span>o es moldeable.</text:p>
      <text:p text:style-name="P1"/>
      <text:p text:style-name="P1">El código que vamos a ejecutar es de dos tipos:</text:p>
      <text:p text:style-name="P1">- Offline(bloque anónimo): no almacenado en la base de datos</text:p>
      <text:p text:style-name="P1">- Online: si reside en la base de datos, concretamente en el diccionario de datos. Y encontramos dentro de online los siguientes 3 tipos:</text:p>
      <text:p text:style-name="P1"><text:tab/>- Procedimientos</text:p>
      <text:p text:style-name="P1"><text:tab/>- Funciones</text:p>
      <text:p text:style-name="P1"><text:tab/>- Paquetes</text:p>
      <text:p text:style-name="P1"/>
      <text:p text:style-name="P2">¿Que es un subprograma?</text:p>
      <text:p text:style-name="P2"><text:tab/>Imaginemos un programa que tiene un único inicio, una serie de instrucciones<text:span text:style-name="T1">(que soporta el lenguaje)</text:span> y un único final. </text:p>
      <text:p text:style-name="P2"><text:tab/><text:span text:style-name="T2">Pues un subprograma es un programa que está dentro de otro programa. Es decir que un programa puede tener en el contenido de sus instrucciones otro programa. Esto es un subprograma. Cuando el programa llega a ejecutar la instrucción que llama a un subprograma, éste detiene su ejecución hasta que el subprograma termine de ejecutarse.</text:span></text:p>
      <text:p text:style-name="P2"/>
      <text:p text:style-name="P62">Bloques <text:span text:style-name="T6">anónimos</text:span></text:p>
      <text:p text:style-name="P3"/>
      <text:p text:style-name="P3">Los bloques pueden <text:span text:style-name="T11">tener las siguientes clausulas</text:span>:</text:p>
      <text:p text:style-name="P3"/>
      <text:p text:style-name="P3">/*…*/ <text:span text:style-name="T5">(comentario)</text:span></text:p>
      <text:p text:style-name="P7">o –… (comentario de una sola línea)</text:p>
      <text:p text:style-name="P3">declare <text:span text:style-name="T3">(es opcional)</text:span></text:p>
      <text:p text:style-name="P4">Donde se declaran las variables y constantes</text:p>
      <text:p text:style-name="P3">begin <text:span text:style-name="T3">(obligatoria)</text:span></text:p>
      <text:p text:style-name="P5">Es el inicio del programa</text:p>
      <text:p text:style-name="P3">exception <text:span text:style-name="T3">(opcional)</text:span></text:p>
      <text:p text:style-name="P6">Gestión de errores <text:span text:style-name="T4">(errores de sintaxis(aparecen durante la fase de ejecución) y errores de ejecución (no están relacionados con la sintaxis))</text:span></text:p>
      <text:p text:style-name="P3">end; <text:span text:style-name="T3">(obligatoria)</text:span></text:p>
      <text:p text:style-name="P4"/>
      <text:p text:style-name="P8">Las variables pueden ser de los tipos que soporta sql y algunos más como por ejemplo boolean.</text:p>
      <text:p text:style-name="P8"/>
      <text:p text:style-name="P9">Cada línea de declaración tiene que tener al final un ;.</text:p>
      <text:p text:style-name="P9"/>
      <text:p text:style-name="P9">La select cambia. La select es la misma que en sql, pero modificada con la palabra reservada into. Lo que viene a continuación de into es el nombre de la variable en la que voy a almacenar el resultado de la select.</text:p>
      <text:p text:style-name="P9"/>
      <text:p text:style-name="P9">Hay que tener en cuenta que por cada elemento de la lista de selección tiene que haber una variable. Estas deben aparecer en el mismo orden en que aparecen los elementos de la lista de selección <text:span text:style-name="T52">(correspondencia posicional)</text:span>, deben de ser <text:span text:style-name="T8">compatibles con el</text:span> tipo <text:span text:style-name="T8">de</text:span> éstos <text:span text:style-name="T7">y además las variables deben de estar declaradas previamente en la clausula declare</text:span>.</text:p>
      <text:p text:style-name="P9"/>
      <text:p text:style-name="P10">La select solo puede devolver como máximo una fila. <text:span text:style-name="T9">Si la cardinalidad de la tabla es mayor de 1, saldría un error de ejecución. De la misma forma si la cardinalidad es 0, tambíen daría un error de ejecución.</text:span></text:p>
      <text:p text:style-name="P11"/>
      <text:p text:style-name="P12">Pregunta de examen: Requisitos que tiene que cumplir una select para poder ejecutarse dentro de un código Pl/sql.</text:p>
      <text:p text:style-name="P12"/>
      <text:p text:style-name="P12"/>
      <text:p text:style-name="P12"/>
      <text:p text:style-name="P12"/>
      <text:p text:style-name="P12"/>
      <text:p text:style-name="P12"/>
      <text:p text:style-name="P12"><text:soft-page-break/></text:p>
      <text:p text:style-name="P63">ESCRIBIENDO UN BLOQUE ANÓNIMO</text:p>
      <text:p text:style-name="P13"/>
      <text:p text:style-name="P14">IMPORTANTE: no olvidar los puntos y coma.</text:p>
      <text:p text:style-name="P13"/>
      <text:p text:style-name="P17">Parte declare:</text:p>
      <text:p text:style-name="P20"/>
      <text:p text:style-name="P13"><text:span text:style-name="T18">Las variables que podemos crear, pueden ser de todos los tipos que se pueden almacenar en las tablas de plsql y algunas más como, por ejemplo, variables booleanas. </text:span>Se aconseja nombrar a las variables v_ y después el nombre del atributo que quiero almacenar en dicha variable. Lo que hacemos después es para no tener que consultar el tipo de dato ya que lo que hacemos es decirle al sistema gestor de base de datos que la variable es del mismo tipo que la que ponemos con esa sentencia (nombre_de_la_tabla%type).</text:p>
      <text:p text:style-name="P13"/>
      <text:p text:style-name="P14">Ejemplo: v_nom a.emp.nom%type;</text:p>
      <text:p text:style-name="P14"/>
      <text:p text:style-name="P65"><text:span text:style-name="T40">NOTA</text:span>: si la variable no se inicializa, ésta obtiene el valor null.</text:p>
      <text:p text:style-name="P65"/>
      <text:p text:style-name="P66"><text:span text:style-name="T40">NOTA</text:span>: se pueden declarar constantes de la siguiente forma:</text:p>
      <text:p text:style-name="P66"><text:s/></text:p>
      <text:p text:style-name="P66"><text:s/>msg₁ constant char(14):=’Sin asignar’;</text:p>
      <text:p text:style-name="P14"/>
      <text:p text:style-name="P17">Parte begin:</text:p>
      <text:p text:style-name="P20"/>
      <text:p text:style-name="P14"><text:span text:style-name="T12">L</text:span>a instrucción para poder mostrar datos por pantalla en una línea y después realiza<text:span text:style-name="T12">r</text:span> un salto de línea <text:span text:style-name="T12">es dbms_output.put_line</text:span>. Si queremos añadir etiquetas tenemos que ponerlo entre comillas <text:span text:style-name="T12">simples</text:span>. Y para concatenar información usamos ||.</text:p>
      <text:p text:style-name="P14"/>
      <text:p text:style-name="P15">Ejemplo: <text:s/><text:span text:style-name="T12">dbms_output.put_line</text:span>(‘Nombre:’||v_nom||’ ‘||v_apes);</text:p>
      <text:p text:style-name="P15"/>
      <text:p text:style-name="P17">Parte exception:</text:p>
      <text:p text:style-name="P20"/>
      <text:p text:style-name="P20">Tenemos dos manejadores con los que trabajar: si no devuelve ninguna fila o si</text:p>
      <text:p text:style-name="P20">devuelve más de una fila. Cada then termina cuando empieza el siguiente when o bien end.</text:p>
      <text:p text:style-name="P20"/>
      <text:p text:style-name="P16"><text:span text:style-name="T14">Ejemplo: </text:span><text:span text:style-name="T13">when no_data_found</text:span></text:p>
      <text:p text:style-name="P20"><text:s text:c="10"/>then</text:p>
      <text:p text:style-name="P20"><text:s text:c="11"/>dbms_output.put_line('El empleado no exixte');</text:p>
      <text:p text:style-name="P20"><text:s text:c="9"/>when too_may_rows</text:p>
      <text:p text:style-name="P20"><text:s text:c="10"/>then</text:p>
      <text:p text:style-name="P16"><text:span text:style-name="T13"><text:s text:c="11"/>dbms_output.put_line('Select obtiene más de una fila’</text:span><text:span text:style-name="T15">)</text:span><text:span text:style-name="T13">;</text:span></text:p>
      <text:p text:style-name="P20"/>
      <text:p text:style-name="P32"><text:span text:style-name="T40">NOTA</text:span>: una vez que el programa provoque una excepción y, por tanto, su ejecución se pase a la parte de exception, ya no es posible volver a la siguiente instrucción a la que provocó la excepción de la parte begin.</text:p>
      <text:p text:style-name="P20"/>
      <text:p text:style-name="P20"/>
      <text:p text:style-name="P64">CONDICIONALES</text:p>
      <text:p text:style-name="P60"/>
      <text:p text:style-name="P18">Instrucción condicional simple:</text:p>
      <text:p text:style-name="P21"/>
      <text:p text:style-name="P21">if condicional</text:p>
      <text:p text:style-name="P21"><text:s/>then</text:p>
      <text:p text:style-name="P21"><text:s text:c="2"/>instrucciones;</text:p>
      <text:p text:style-name="P21">end if;</text:p>
      <text:p text:style-name="P21"/>
      <text:p text:style-name="P21"><text:span text:style-name="T40">NOTA</text:span>: para comprobar si una variable contiene null, no podemos usar if v=null. Estamos obligados a usar el test de valor null → v is null.</text:p>
      <text:p text:style-name="P21"/>
      <text:p text:style-name="P19">Instrucción condicional <text:span text:style-name="T16">doble</text:span></text:p>
      <text:p text:style-name="P19"/>
      <text:p text:style-name="P22"><text:soft-page-break/>if condicional</text:p>
      <text:p text:style-name="P22"><text:s/>then</text:p>
      <text:p text:style-name="P22"><text:s text:c="2"/>instrucciones;</text:p>
      <text:p text:style-name="P22"><text:s/>else</text:p>
      <text:p text:style-name="P22"><text:s text:c="2"/>instrucciones;</text:p>
      <text:p text:style-name="P22">end if;</text:p>
      <text:p text:style-name="P22"/>
      <text:p text:style-name="P22"/>
      <text:p text:style-name="P22"/>
      <text:p text:style-name="P22"/>
      <text:p text:style-name="P22">Instrucción if=elsif</text:p>
      <text:p text:style-name="P22"/>
      <text:p text:style-name="P22">if condicional</text:p>
      <text:p text:style-name="P22"><text:s/>then</text:p>
      <text:p text:style-name="P22"><text:s text:c="2"/>instrucciones;</text:p>
      <text:p text:style-name="P22"><text:s/>elsif <text:span text:style-name="T49">condicional</text:span></text:p>
      <text:p text:style-name="P22"><text:s text:c="2"/>instrucciones;</text:p>
      <text:p text:style-name="P22"><text:s/>else</text:p>
      <text:p text:style-name="P22"><text:s text:c="2"/>instrucciones;</text:p>
      <text:p text:style-name="P22">end if;</text:p>
      <text:p text:style-name="P22"/>
      <text:p text:style-name="P28">CURSORES</text:p>
      <text:p text:style-name="P23"/>
      <text:p text:style-name="P23">Es un área de memoria en la RAM del servidor que se utiliza para almacenar las filas resultado de una sentencia select.</text:p>
      <text:p text:style-name="P23"/>
      <text:p text:style-name="P23">Para esta parte no necesitaremos las excepciones too_many_rows ni no_data_found porque podemos usar selects que devuelvan más de una fila o que no den resultados.</text:p>
      <text:p text:style-name="P23"/>
      <text:p text:style-name="P23">Existe un cursor implícito que aparece al realizar una select. Nosotros lo que vamos <text:s/>a emplear es un cursor explícito.</text:p>
      <text:p text:style-name="P23"/>
      <text:p text:style-name="P27">La lectura de un cursor es siempre secuencial.</text:p>
      <text:p text:style-name="P23"/>
      <text:p text:style-name="P23">Para poder usar un cursor explícito tengo que hacer los siguientes pasos:</text:p>
      <text:p text:style-name="P23"/>
      <text:p text:style-name="P23">1. Declarar el cursor: antes de poder usar un cursor debemos declararlo.</text:p>
      <text:p text:style-name="P23">2. Abrir el cursor: esta operación se realiza en la sección de ejecución, justo después del begin.</text:p>
      <text:p text:style-name="P23">3. Capturar las filas desde el cursor una a una.</text:p>
      <text:p text:style-name="P24">4. Cerrar el cursor.</text:p>
      <text:p text:style-name="P24"/>
      <text:p text:style-name="P24">Ejemplo:</text:p>
      <text:p text:style-name="P24"/>
      <text:p text:style-name="P25"><text:span text:style-name="T23">1. Declarar el cursor</text:span> </text:p>
      <text:p text:style-name="P24">declare</text:p>
      <text:p text:style-name="P24"><text:s/>cursor cur_articulo is (cursor e is son palabras reservadas)</text:p>
      <text:p text:style-name="P24"><text:s/><text:span text:style-name="T17">select cod,nomart from articulo; (select en la que vamos a usar el cursor, y puede ser cualquier tipo de select, no hay ninguna limitación).</text:span></text:p>
      <text:p text:style-name="P26">Begin</text:p>
      <text:p text:style-name="P24"><text:s text:c="2"/>... </text:p>
      <text:p text:style-name="P26">end</text:p>
      <text:p text:style-name="P26"/>
      <text:p text:style-name="P37"><text:span text:style-name="T40">NOTA</text:span>: si empleo una expresión aritmética en la lista de selección de la select asociada a una variable estructurada, estoy obligado a asignarle una etiqueta.</text:p>
      <text:p text:style-name="P37"/>
      <text:p text:style-name="P37">Ejemplo:</text:p>
      <text:p text:style-name="P37"/>
      <text:p text:style-name="P37">declare</text:p>
      <text:p text:style-name="P37"/>
      <text:p text:style-name="P37"><text:s/>cursor c_empret is select apes,nom,sal*irpf/100 as ret from emp;</text:p>
      <text:p text:style-name="P37"><text:s/>v_empret c_empret%rowtype;</text:p>
      <text:p text:style-name="P37"/>
      <text:p text:style-name="P39"><text:soft-page-break/>(si luego quiero recurrir a un atributo de la variable estructurada sería así:</text:p>
      <text:p text:style-name="P39">v_empret.apes, v_empret.nom y v_empret.ret)</text:p>
      <text:p text:style-name="P37"/>
      <text:p text:style-name="P38"><text:span text:style-name="T40">NOTA</text:span>: si utilizo una select en la que existen dos atributos que quiero almacenar en una variable estructurada y que se llaman igual, <text:s/>necesitaría poner etiquetas para poder diferenciarlas dentro de la variable estructurada.</text:p>
      <text:p text:style-name="P24"/>
      <text:p text:style-name="P25"><text:span text:style-name="T24">2. Abrir el cursor:</text:span> en este momento es cuando se ejecuta la select asociada a ese cursor y se almacena en la RAM del servidor. <text:span text:style-name="T18">Cuando abrimos el cursor aparecen de forma implícita lo que se denominan atributos de cursor. Un ejemplo de ello sería nombre_del_cursor%found que es una variable booleana que toma el valor true si el comando fetch encuentra una fila.</text:span></text:p>
      <text:p text:style-name="P25"/>
      <text:p text:style-name="P25">begin </text:p>
      <text:p text:style-name="P25">…</text:p>
      <text:p text:style-name="P25">open cur_articulo;</text:p>
      <text:p text:style-name="P25">…</text:p>
      <text:p text:style-name="P25">end;</text:p>
      <text:p text:style-name="P25"/>
      <text:p text:style-name="P27"><text:span text:style-name="T25">3. Capturar las filas:</text:span> ahora vamos a escribir la parte que nos permite leer las filas almacenadas en la RAM.</text:p>
      <text:p text:style-name="P27"/>
      <text:p text:style-name="P27">fetch cur_articulo into v_articulo; fetch e into son palabras reservadas. cur_articulo es el nombre del cursor y v_articulo es la variable que va a almacenar la fila del cursor que se está procesando. Cuando ejecutamos el primer fetch leemos la primera fila. <text:span text:style-name="T19">La instrucción fetch lo que hace es leer la primera fila y después apunta a la siguiente.</text:span></text:p>
      <text:p text:style-name="P27"/>
      <text:p text:style-name="P31">Pero ahora vamos a ver un ejemplo para ver como se declara esta variable que es un tanto especial. Esta variable se denomina variable estructurada.</text:p>
      <text:p text:style-name="P31"/>
      <text:p text:style-name="P31">Ejemplo:</text:p>
      <text:p text:style-name="P31"/>
      <text:p text:style-name="P31">declare</text:p>
      <text:p text:style-name="P31"><text:s/></text:p>
      <text:p text:style-name="P31"><text:s/>cursor cur_empleado is</text:p>
      <text:p text:style-name="P31"><text:s/>select nom,apes,sal,irpf from a.emp;</text:p>
      <text:p text:style-name="P31"><text:s/></text:p>
      <text:p text:style-name="P31"><text:s/><text:span text:style-name="T20">v_empleado cur_empleado%rowtype;</text:span></text:p>
      <text:p text:style-name="P31"/>
      <text:p text:style-name="P27"><text:span text:style-name="T40">NOTA</text:span>: por cada cursor que declaro y abro, se reserva un espacio de memoria para cada uno de ellos.</text:p>
      <text:p text:style-name="P27"/>
      <text:p text:style-name="P33">Con lo que sabemos hasta ahora podemos crear un <text:span text:style-name="T18">cursor y ver una fila, pero ¿y si queremos procesar varias filas?</text:span></text:p>
      <text:p text:style-name="P33"/>
      <text:p text:style-name="P34">Entonces debemos añadir una instrucción iterativa que recorra todas las tuplas de una select determinada.</text:p>
      <text:p text:style-name="P34"/>
      <text:p text:style-name="P35">Ejemplo:</text:p>
      <text:p text:style-name="P35"/>
      <text:p text:style-name="P35">begin</text:p>
      <text:p text:style-name="P35"><text:s/>…</text:p>
      <text:p text:style-name="P35"><text:s/>fetch cur_articulo into v_articulo; <text:span text:style-name="T22">(Esta instrucción la realizamos para prevenir cursores vacios)</text:span></text:p>
      <text:p text:style-name="P35"><text:s/>while cur_articulo%found loop</text:p>
      <text:p text:style-name="P35"><text:s text:c="2"/>dbms_output.put_line(‘Codigo: ‘||v_articulo.cod);</text:p>
      <text:p text:style-name="P35"><text:s text:c="2"/>dbms_output.put_line(‘Nombre: ‘||v_articulo.nomart);</text:p>
      <text:p text:style-name="P35"><text:s text:c="2"/>fetch cur_articulo into v_articulo;</text:p>
      <text:p text:style-name="P35"><text:s/>end loop;</text:p>
      <text:p text:style-name="P35"><text:s/>…</text:p>
      <text:p text:style-name="P35">end;</text:p>
      <text:p text:style-name="P35"/>
      <text:p text:style-name="P36"><text:span text:style-name="T25">4. Cerrar el cursor :</text:span> al cerrar el cursor, el área de memoria asignada a dicho <text:soft-page-break/>cursor se elimina y además los atributos del cursor desaparecen. <text:span text:style-name="T21">Si quiero utilizar un atributo de un cursor que no está abierto, no podremos hacerlo.</text:span></text:p>
      <text:p text:style-name="P34"/>
      <text:p text:style-name="P34"/>
      <text:p text:style-name="P34"/>
      <text:p text:style-name="P41">¿Qué atributos posee un cursor?</text:p>
      <text:p text:style-name="P40"/>
      <text:p text:style-name="P40"><text:span text:style-name="T26">%found</text:span>: devuelve true cuando la sentencia fetch anterior puede leer una fila. Si no, devuelve false.</text:p>
      <text:p text:style-name="P40"/>
      <text:p text:style-name="P40"><text:span text:style-name="T26">%notfound</text:span>: devuelve true cuando la sentencia fetch anterior no puede leer una fila. Si no devuelve false.</text:p>
      <text:p text:style-name="P40"/>
      <text:p text:style-name="P40"><text:span text:style-name="T26">%isopen</text:span>: se eval<text:span text:style-name="T27">ú</text:span>a como true si el cursor está abierto. Si no, devuelve false.</text:p>
      <text:p text:style-name="P40"/>
      <text:p text:style-name="P40"><text:span text:style-name="T26">%rowcount</text:span>: este atributo devuelve el número de filas procesadas por la instrucción fetch de forma exitosa.</text:p>
      <text:p text:style-name="P27"/>
      <text:p text:style-name="P27"/>
      <text:p text:style-name="P29">VARIABLES DE ACOMPLAMIENTO</text:p>
      <text:p text:style-name="P29"/>
      <text:p text:style-name="P42"><text:tab/>Hasta ahora solo hemos visto cursores que no emplean una cláusula where, es decir, que no hemos aplicado selección.</text:p>
      <text:p text:style-name="P42"><text:tab/>Para poder usar cursores que discriminen filas existen las variables de acoplamiento. Y como variables que son, deben estar declaradas en el bloque declare. Gracias a esta herramienta podemos usar variables dentro de la cláusula where.</text:p>
      <text:p text:style-name="P42"><text:tab/><text:span text:style-name="T28">Como hemos dicho la variable tiene que estar declarada independientemente de si está inicializada o no. Por tanto, es responsabilidad del programador, que antes de abrir el cursor la variable esté inicializada, que tenga un valor correcto y que sea del mismo tipo de dato que el que estoy usando junto con la variable.</text:span></text:p>
      <text:p text:style-name="P42"><text:tab/><text:span text:style-name="T29">La utilidad de este tipo de variables es a la hora de usarlas en un bucle for.</text:span></text:p>
      <text:p text:style-name="P42"/>
      <text:p text:style-name="P42"/>
      <text:p text:style-name="P30">CURSOR FOR</text:p>
      <text:p text:style-name="P43"/>
      <text:p text:style-name="P44"><text:tab/>Cuando usamos un cursor for, la ventaja es que no tenemos que declararlo, ni abrirlo, ni cerrarlo, ni que usar la expresión fetch. Tampoco tenemos que declarar una variable de cursor porque <text:span text:style-name="T30">la crearemos en el bucle for. Esta variable solo existe durante la ejecución del for, por tanto, tendremos un error en nuestro código si la nombramos fuera del bucle.</text:span> </text:p>
      <text:p text:style-name="P44"><text:tab/><text:span text:style-name="T31">Una ventaja del bucle for es que no se puede crear un bucle infinito.</text:span></text:p>
      <text:p text:style-name="P44"><text:tab/><text:span text:style-name="T32">La limitación que aparece en las diapositivas respecto al bucle for referente a los parámetros, está mal. El bucle for SI admite parámetros en su ejecución.</text:span></text:p>
      <text:p text:style-name="P44"/>
      <text:p text:style-name="P44"/>
      <text:p text:style-name="P58">PROCEDIMIENTOS</text:p>
      <text:p text:style-name="P45"/>
      <text:p text:style-name="P45"><text:tab/>Sirven para guardar código en el diccionario de datos. Cuando escribimos la sentencia, el replace solo lo añadimos porque si queremos sobreescribir, <text:span text:style-name="T51">pero</text:span> no <text:span text:style-name="T51">es obligatorio ponerlo</text:span>.</text:p>
      <text:p text:style-name="P45"/>
      <text:p text:style-name="P45"><text:tab/><text:span text:style-name="T38">Los procedimientos se pueden ejecutar desde bloques anónimos o bien desde otros procedimientos.</text:span></text:p>
      <text:p text:style-name="P45"/>
      <text:p text:style-name="P45"><text:tab/>Dentro de la parte de is, escribiremos la parte del declare, es decir, variables, cursores, etc. a excepción de tipos de datos.</text:p>
      <text:p text:style-name="P45"><text:tab/></text:p>
      <text:p text:style-name="P45"><text:tab/>Y después desde begin a end(seguido del nombre del procedimiento) escribiremos el código que necesitamos.</text:p>
      <text:p text:style-name="P45"/>
      <text:p text:style-name="P45"><text:soft-page-break/><text:tab/>Una vez creamos este código y lo ejecutemos esto no se ejecutará, simplemente se almacenará.</text:p>
      <text:p text:style-name="P45"/>
      <text:p text:style-name="P46"><text:tab/>En el ejercicio 19 tenemos un ejemplo de como crear un procedimiento almacenado.</text:p>
      <text:p text:style-name="P46"/>
      <text:p text:style-name="P46"><text:tab/><text:span text:style-name="T33">Una vez he creado el procedimiento sin errores voy a la consola gráfica para ver mis procedimientos y le doy a procedimientos. Después escribimos nuestro nombre de usuario y lo seleccionamos. Dentro si vemos en la parte de Estado que aparece valid, significa que el código está bien. Si por el contrario viesemos invalid, significaría que habría algun error. Desde esta parte puedo modificar el código.</text:span></text:p>
      <text:p text:style-name="P46"/>
      <text:p text:style-name="P46"><text:tab/><text:span text:style-name="T36">Con el comando “show errors” puedo ver los errores que da el procedimiento que acabo de crear.</text:span></text:p>
      <text:p text:style-name="P46"/>
      <text:p text:style-name="P46"><text:tab/><text:span text:style-name="T37">Un procedimiento no puede crearse si tiene errores de sintaxis (palabras reservadas mal escritas, tablas mal nombradas, etc.) porque no son errores que se dan en tiempo de ejecución.</text:span></text:p>
      <text:p text:style-name="P47"><text:tab/></text:p>
      <text:p text:style-name="P48"><text:tab/><text:span text:style-name="T34">Después en la consola puedo usar el comando execute seguido del nombre del procedimiento para ejecutarlo. También puedo ejecutar el procedimiento creando un bloque anónimo de la forma en que aparece en el ejercicio 19.</text:span></text:p>
      <text:p text:style-name="P48"/>
      <text:p text:style-name="P49"><text:tab/>Vamos a analizar el bloque anónimo del ejercicio 19 → Cuando el intérprete de plsql llega a la instrucción de proc1; al no encontrar ninguna instrucción que ejecutar, se va al diccionario de datos a buscar este comando y el control de ejecución se pasa al procedimiento. Es decir, que cuando llegamos a la instrucción proc1 el proceso del bloque anónimo se detiene y se inicia el proceso del proc1 y una vez finalizado este proceso desaparece y vuelve a iniciarse el proceso detenido.</text:p>
      <text:p text:style-name="P48"/>
      <text:p text:style-name="P48"><text:tab/><text:span text:style-name="T35">Cuando se produce esta transferencia del control de ejecución es cuando yo puedo emplear parámetros. Yo puedo pasar parámetros al proceso que se va a iniciar en el momento citado.</text:span></text:p>
      <text:p text:style-name="P48"/>
      <text:p text:style-name="P59">Uso de parámetros</text:p>
      <text:p text:style-name="P50"/>
      <text:p text:style-name="P50"><text:tab/>Los procedimientos admiten parámetros de entrada. <text:span text:style-name="T39">Los parámetros se recomienda nombrarlos con el prefijo p_. La declaración de parámetros se realiza justo después de la instrucción create… .</text:span></text:p>
      <text:p text:style-name="P50"/>
      <text:p text:style-name="P50"><text:tab/><text:span text:style-name="T39">Los parámetros se declaran en primer lugar escribiendo el nombre. Después le seguirá la palabra reservada in|out|in out. Esto nos indica si el parámetro será solo de entrada, solo de salida o de entrada y salida. </text:span></text:p>
      <text:p text:style-name="P50"/>
      <text:p text:style-name="P51"><text:tab/><text:span text:style-name="T39">A continuación se indica el tipo de dato que va a almacenar el parámetro. Y puede ser: de tipo simple, de tipo registro, %type o %rowtype.</text:span></text:p>
      <text:p text:style-name="P51"/>
      <text:p text:style-name="P51"><text:span text:style-name="T41">NOTA:</text:span><text:span text:style-name="T39"> si el parámetro es de tipo restringido, no se indicará en su declaración dicha restricción.(Ejemplo: number,char y varchar). </text:span></text:p>
      <text:p text:style-name="P51"/>
      <text:p text:style-name="P51"><text:tab/><text:span text:style-name="T44">Parámetro formal:</text:span><text:span text:style-name="T43"> parámetro que aparece en la sentencia create de un procedimiento.</text:span></text:p>
      <text:p text:style-name="P51"/>
      <text:p text:style-name="P53"><text:tab/><text:span text:style-name="T45">Interfaz:</text:span><text:span text:style-name="T42"> es el elemento que permite que dos sistemas se comuniquen.</text:span></text:p>
      <text:p text:style-name="P51"/>
      <text:p text:style-name="P52"><text:tab/><text:span text:style-name="T45">Interfaz del procedimiento:</text:span><text:span text:style-name="T42"> permite que cuando otro elemento lo use, como puede ser un bloque anónimo o procedimiento, exista una comunicación entre ambos. Es la parte de la declaración de parámetros porque es la parte que permite la comunicación entre dos programas.</text:span></text:p>
      <text:p text:style-name="P52"/>
      <text:p text:style-name="P52"/>
      <text:p text:style-name="P54"><text:tab/> </text:p>
      <text:p text:style-name="P55"><text:soft-page-break/><text:span text:style-name="T40">NOTA:</text:span> Los parámetros formales tienen una limitación dependiendo del tipo que sea:</text:p>
      <text:p text:style-name="P55">-Entrada: si es de entrada, no debería aparecer en el lado izquierdo de una asignación.</text:p>
      <text:p text:style-name="P55">-Salida: si es de salida, debería de aparecer en el lado izquierdo de una asignación en algún momento de la ejecución del programa.</text:p>
      <text:p text:style-name="P55"/>
      <text:p text:style-name="P55"/>
      <text:p text:style-name="P56"><text:tab/>Una vez creado un procedimiento con parámetros formales podemos ejecutarlo usando la instrucción execute seguido del nombre del procedimiento deseado seguido de unos paréntesis en los que dentro de ellos deberán aparecer el valor de los parámetros que queremos pasar como entrada al procedimiento.</text:p>
      <text:p text:style-name="P56"/>
      <text:p text:style-name="P56"><text:tab/>Ejemplo: execute proc1521('025100');</text:p>
      <text:p text:style-name="P56"/>
      <text:p text:style-name="P56"><text:tab/>Lo que aparece entre paréntesis se conoce como <text:span text:style-name="T26">parámetro actual</text:span> y puede ser tanto un dato como una variable. Lo único que tenemos que tener en cuenta a la hora de pasar este dato es que sea compatible con el mismo tipo de dato que se declaró el parámetro formal del procedimiento.</text:p>
      <text:p text:style-name="P48"/>
      <text:p text:style-name="P48"><text:tab/><text:span text:style-name="T46">También podemos ejecutar un procedimiento dentro de un bloque anónimo simplemente incluyéndolo entre begin y end como si fuese una instrucción más.</text:span></text:p>
      <text:p text:style-name="P56"/>
      <text:p text:style-name="P56"><text:tab/>Ejemplo: proc1521(‘025100’);</text:p>
      <text:p text:style-name="P56"/>
      <text:p text:style-name="P56"><text:tab/>Si como parámetro actual uso una variable debemos tener en cuenta que la variable debe estar previamente inicializada.</text:p>
      <text:p text:style-name="P56"/>
      <text:p text:style-name="P56"><text:tab/><text:span text:style-name="T47">Ejemplo v_cod:=’025100’; proc1521(v_cod);</text:span></text:p>
      <text:p text:style-name="P56"/>
      <text:p text:style-name="P56"><text:tab/><text:span text:style-name="T47">Si el procedimiento tiene declarados varios parámetros formales, cuando lo queramos ejecutar, entre paréntesis irán separados por comas los distintos parámetros formales en el mismo orden en que están declarados en la interfaz del procedimiento.</text:span></text:p>
      <text:p text:style-name="P56"/>
      <text:p text:style-name="P57"><text:span text:style-name="T40">NOTA:</text:span> una variable de tipo boolean, puede almacenar el resultado de una condición.</text:p>
      <text:p text:style-name="P57"/>
      <text:p text:style-name="P57"><text:tab/><text:span text:style-name="T48">Ejemplo: v_flag:=A&gt;B; (siendo v_flag una variable booleana).</text:span></text:p>
      <text:p text:style-name="P57"/>
      <text:p text:style-name="P57"/>
      <text:p text:style-name="P57"/>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3T12:33:55.452000000</dc:date>
    <meta:editing-duration>PT8H8M33S</meta:editing-duration>
    <meta:editing-cycles>94</meta:editing-cycles>
    <meta:generator>LibreOffice/6.1.4.2$Windows_X86_64 LibreOffice_project/9d0f32d1f0b509096fd65e0d4bec26ddd1938fd3</meta:generator>
    <meta:document-statistic meta:table-count="0" meta:image-count="0" meta:object-count="0" meta:page-count="7" meta:paragraph-count="181" meta:word-count="2374" meta:character-count="14803" meta:non-whitespace-character-count="12458"/>
  </office:meta>
</office:document-meta>
</file>